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1</text:h>
      <text:p text:style-name="Text_20_body">This is the first paragraph of a paper. This paper is organised in different section by means of ODT default styles on headings.</text:p>
      <text:p text:style-name="Text_20_body">This is the second paragraph of the same paper. This two paragraphs and the heading above are organised in a section.</text:p>
      <text:h text:style-name="Heading_20_2" text:outline-level="2">Heading 2</text:h>
      <text:p text:style-name="Text_20_body">This is the first paragraph of the first sub-section of the paper.</text:p>
      <text:h text:style-name="Heading_20_3" text:outline-level="3">Heading 3</text:h>
      <text:p text:style-name="Text_20_body">This is the first paragraph of the first sub-sub-section of the paper.</text:p>
      <text:h text:style-name="Heading_20_2" text:outline-level="2">Heading 4</text:h>
      <text:p text:style-name="Text_20_body">This is the first paragraph of the second sub-section of the paper.</text:p>
      <text:h text:style-name="Heading_20_1" text:outline-level="1">Heading 5</text:h>
      <text:p text:style-name="Text_20_body">This is the first paragraph of the second section of the pap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Peroni</meta:initial-creator>
    <meta:creation-date>2015-06-21T19:34:20</meta:creation-date>
    <meta:document-statistic meta:table-count="0" meta:image-count="0" meta:object-count="0" meta:page-count="1" meta:paragraph-count="11" meta:word-count="102" meta:character-count="556"/>
    <dc:date>2015-06-21T19:38:24</dc:date>
    <dc:creator>Silvio Peroni</dc:creator>
    <meta:editing-duration>PT4M5S</meta:editing-duration>
    <meta:editing-cycles>1</meta:editing-cycles>
    <meta:generator>OpenOffice/4.0.1$Unix OpenOffice.org_project/401m5$Build-9714</meta:generator>
  </office:meta>
</office:document-meta>
</file>